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>
            <text:p>Errors: 0.1 mm; distance: from F21 to F35, see M1</text:p>
          </table:table-cell>
          <table:table-cell table:style-name="ce1" office:value-type="string" calcext:value-type="string">
            <text:p>Distance between two back-glass points:</text:p>
          </table:table-cell>
          <table:table-cell table:style-name="ce1" office:value-type="string" calcext:value-type="string">
            <text:p>distance between event positions (delta-ray, etc.)</text:p>
          </table:table-cell>
          <table:table-cell table:style-name="ce1"/>
          <table:table-cell table:style-name="ce1" office:value-type="string" calcext:value-type="string">
            <text:p>Incoming protons</text:p>
          </table:table-cell>
          <table:table-cell table:style-name="ce1" office:value-type="string" calcext:value-type="string">
            <text:p>Elastic scattering</text:p>
          </table:table-cell>
          <table:table-cell table:style-name="ce1" office:value-type="string" calcext:value-type="string">
            <text:p>Inelastic scattering</text:p>
          </table:table-cell>
          <table:table-cell table:style-name="ce1" office:value-type="string" calcext:value-type="string">
            <text:p>Charge multiplic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obable V0</text:p>
          </table:table-cell>
          <table:table-cell table:style-name="ce1" office:value-type="string" calcext:value-type="string">
            <text:p>Probable pion</text:p>
          </table:table-cell>
          <table:table-cell table:style-name="ce1" office:value-type="string" calcext:value-type="string">
            <text:p>Gamma→ee</text:p>
          </table:table-cell>
          <table:table-cell table:number-columns-repeated="14"/>
          <table:table-cell office:value-type="string" calcext:value-type="string">
            <text:p>Points: (only the numbers are the names, e.g. F21 = 21, the F comes from the notation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35: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.5" calcext:value-type="float">
            <text:p>10.5</text:p>
          </table:table-cell>
          <table:table-cell office:value-type="float" office:value="6.3" calcext:value-type="float">
            <text:p>6.3</text:p>
          </table:table-cell>
          <table:table-cell table:formula="of:=[.C2]/[.B2]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21</text:p>
          </table:table-cell>
          <table:table-cell office:value-type="string" calcext:value-type="string">
            <text:p>bottom of top glass</text:p>
          </table:table-cell>
          <table:table-cell office:value-type="float" office:value="-41.6552" calcext:value-type="float">
            <text:p>-41.6552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string" calcext:value-type="string">
            <text:p>F21-F35:</text:p>
          </table:table-cell>
          <table:table-cell office:value-type="float" office:value="106.3865" calcext:value-type="float">
            <text:p>106.3865</text:p>
          </table:table-cell>
          <table:table-cell office:value-type="float" office:value="-0.2101" calcext:value-type="float">
            <text:p>-0.2101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formula="of:=[.C3]/[.B3]" office:value-type="float" office:value="0.571428571428571" calcext:value-type="float">
            <text:p>0.5714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22</text:p>
          </table:table-cell>
          <table:table-cell office:value-type="string" calcext:value-type="string">
            <text:p>bottom of top glass</text:p>
          </table:table-cell>
          <table:table-cell office:value-type="float" office:value="-28.6391" calcext:value-type="float">
            <text:p>-28.6391</text:p>
          </table:table-cell>
          <table:table-cell office:value-type="float" office:value="20.3096" calcext:value-type="float">
            <text:p>20.3096</text:p>
          </table:table-cell>
          <table:table-cell table:number-columns-repeated="4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10.5" calcext:value-type="float">
            <text:p>10.5</text:p>
          </table:table-cell>
          <table:table-cell office:value-type="float" office:value="6.1" calcext:value-type="float">
            <text:p>6.1</text:p>
          </table:table-cell>
          <table:table-cell table:formula="of:=[.C4]/[.B4]" office:value-type="float" office:value="0.580952380952381" calcext:value-type="float">
            <text:p>0.580952380952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2"/>
          <table:table-cell office:value-type="string" calcext:value-type="string">
            <text:p>F23</text:p>
          </table:table-cell>
          <table:table-cell office:value-type="string" calcext:value-type="string">
            <text:p>bottom of top glass</text:p>
          </table:table-cell>
          <table:table-cell office:value-type="float" office:value="-28.7633" calcext:value-type="float">
            <text:p>-28.7633</text:p>
          </table:table-cell>
          <table:table-cell office:value-type="float" office:value="-20.0759" calcext:value-type="float">
            <text:p>-20.0759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566037735849057" calcext:value-type="float">
            <text:p>0.5660377358490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Chosen length for cross section: F21-F35</text:p>
          </table:table-cell>
          <table:table-cell/>
          <table:table-cell office:value-type="string" calcext:value-type="string">
            <text:p>G41</text:p>
          </table:table-cell>
          <table:table-cell office:value-type="string" calcext:value-type="string">
            <text:p>top of bottom glass</text:p>
          </table:table-cell>
          <table:table-cell office:value-type="float" office:value="-34.8436" calcext:value-type="float">
            <text:p>-34.8436</text:p>
          </table:table-cell>
          <table:table-cell office:value-type="float" office:value="-0.0977" calcext:value-type="float">
            <text:p>-0.0977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6]/[.B6]" office:value-type="float" office:value="0.584905660377358" calcext:value-type="float">
            <text:p>0.584905660377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formula="of:=SQRT(([.AK2]-[.AG2])^2-([.AL2]-[.AH2])^2)" office:value-type="float" office:value="148.041258141101" calcext:value-type="float">
            <text:p>148.041258141101</text:p>
          </table:table-cell>
          <table:table-cell office:value-type="string" calcext:value-type="string">
            <text:p>148.739 (measured using Va)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top of bottom glass</text:p>
          </table:table-cell>
          <table:table-cell office:value-type="float" office:value="-9.6633" calcext:value-type="float">
            <text:p>-9.6633</text:p>
          </table:table-cell>
          <table:table-cell office:value-type="float" office:value="19.9568" calcext:value-type="float">
            <text:p>19.9568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7]/[.B7]" office:value-type="float" office:value="0.575471698113208" calcext:value-type="float">
            <text:p>0.575471698113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G43</text:p>
          </table:table-cell>
          <table:table-cell office:value-type="string" calcext:value-type="string">
            <text:p>top of bottom glass</text:p>
          </table:table-cell>
          <table:table-cell office:value-type="float" office:value="-9.7536" calcext:value-type="float">
            <text:p>-9.7536</text:p>
          </table:table-cell>
          <table:table-cell office:value-type="float" office:value="-19.8586" calcext:value-type="float">
            <text:p>-19.858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566037735849057" calcext:value-type="float">
            <text:p>0.5660377358490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9]/[.B9]" office:value-type="float" office:value="0.594339622641509" calcext:value-type="float">
            <text:p>0.5943396226415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al 2nd column was 6.6</text:p>
          </table:table-cell>
          <table:table-cell table:number-columns-repeated="22"/>
          <table:table-cell office:value-type="string" calcext:value-type="string">
            <text:p>Distances:</text:p>
          </table:table-cell>
          <table:table-cell/>
          <table:table-cell office:value-type="string" calcext:value-type="string">
            <text:p>Measured distances:</text:p>
          </table:table-cell>
          <table:table-cell office:value-type="string" calcext:value-type="string">
            <text:p>Errors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0]/[.B10]" office:value-type="float" office:value="0.556603773584906" calcext:value-type="float">
            <text:p>0.556603773584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F21-F22</text:p>
          </table:table-cell>
          <table:table-cell office:value-type="float" office:value="23.9951" calcext:value-type="float">
            <text:p>23.995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Vf:</text:p>
          </table:table-cell>
          <table:table-cell office:value-type="float" office:value="0.85089" calcext:value-type="float">
            <text:p>0.85089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6" calcext:value-type="float">
            <text:p>10.6</text:p>
          </table:table-cell>
          <table:table-cell office:value-type="float" office:value="6.4" calcext:value-type="float">
            <text:p>6.4</text:p>
          </table:table-cell>
          <table:table-cell table:formula="of:=[.C11]/[.B11]" office:value-type="float" office:value="0.60377358490566" calcext:value-type="float">
            <text:p>0.603773584905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G41-G42</text:p>
          </table:table-cell>
          <table:table-cell office:value-type="float" office:value="32.1905" calcext:value-type="float">
            <text:p>32.1905</text:p>
          </table:table-cell>
          <table:table-cell office:value-type="float" office:value="37.7" calcext:value-type="float">
            <text:p>37.7</text:p>
          </table:table-cell>
          <table:table-cell/>
          <table:table-cell office:value-type="string" calcext:value-type="string">
            <text:p>Vg:</text:p>
          </table:table-cell>
          <table:table-cell office:value-type="float" office:value="0.853859" calcext:value-type="float">
            <text:p>0.853859</text:p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2]/[.B12]" office:value-type="float" office:value="0.575471698113208" calcext:value-type="float">
            <text:p>0.5754716981132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Va:</text:p>
          </table:table-cell>
          <table:table-cell office:value-type="float" office:value="0.852375" calcext:value-type="float">
            <text:p>0.852375</text:p>
          </table:table-cell>
          <table:table-cell table:number-columns-repeated="2"/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13]/[.B13]" office:value-type="float" office:value="0.584905660377358" calcext:value-type="float">
            <text:p>0.5849056603773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ginal 2<text:span text:style-name="T1">nd</text:span> column was 6.6</text:p>
          </table:table-cell>
          <table:table-cell table:number-columns-repeated="30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4]/[.B14]" office:value-type="float" office:value="0.556603773584906" calcext:value-type="float">
            <text:p>0.5566037735849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5]/[.B15]" office:value-type="float" office:value="0.556603773584906" calcext:value-type="float">
            <text:p>0.5566037735849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If we have time: measure the first three event distances closer to the initial crosses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6]/[.B16]" office:value-type="float" office:value="0.575471698113208" calcext:value-type="float">
            <text:p>0.5754716981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6" calcext:value-type="float">
            <text:p>10.6</text:p>
          </table:table-cell>
          <table:table-cell office:value-type="float" office:value="5.8" calcext:value-type="float">
            <text:p>5.8</text:p>
          </table:table-cell>
          <table:table-cell table:formula="of:=[.C17]/[.B17]" office:value-type="float" office:value="0.547169811320755" calcext:value-type="float">
            <text:p>0.5471698113207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8]/[.B18]" office:value-type="float" office:value="0.575471698113208" calcext:value-type="float">
            <text:p>0.575471698113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Interesting events:</text:p>
          </table:table-cell>
          <table:table-cell office:value-type="string" calcext:value-type="string">
            <text:p>: neutral + proton → + + -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19]/[.B19]" office:value-type="float" office:value="0.594339622641509" calcext:value-type="float">
            <text:p>0.5943396226415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0]/[.B20]" office:value-type="float" office:value="0.575471698113208" calcext:value-type="float">
            <text:p>0.575471698113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1]/[.B21]" office:value-type="float" office:value="0.528301886792453" calcext:value-type="float">
            <text:p>0.528301886792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2]/[.B22]" office:value-type="float" office:value="0.575471698113208" calcext:value-type="float">
            <text:p>0.575471698113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 V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3]/[.B23]" office:value-type="float" office:value="0.528301886792453" calcext:value-type="float">
            <text:p>0.528301886792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C24]/[.B24]" office:value-type="float" office:value="0.537735849056604" calcext:value-type="float">
            <text:p>0.537735849056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ngth of track (error pm 1 cm due to missing part of track)</text:p>
          </table:table-cell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muon track length</text:p>
          </table:table-cell>
          <table:table-cell table:number-columns-repeated="18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93*[.AJ12]" office:value-type="float" office:value="79.270875" calcext:value-type="float">
            <text:p>79.270875</text:p>
          </table:table-cell>
          <table:table-cell table:formula="of:=27*[.AJ12]" office:value-type="float" office:value="23.014125" calcext:value-type="float">
            <text:p>23.014125</text:p>
          </table:table-cell>
          <table:table-cell table:formula="of:=0.3*17.4*[.Q27]" office:value-type="float" office:value="120.1337325" calcext:value-type="float">
            <text:p>120.1337325</text:p>
          </table:table-cell>
          <table:table-cell office:value-type="float" office:value="128.502" calcext:value-type="float">
            <text:p>128.502</text:p>
          </table:table-cell>
          <table:table-cell table:formula="of:=0.7*[.AJ12]" office:value-type="float" office:value="0.5966625" calcext:value-type="float">
            <text:p>0.5966625</text:p>
          </table:table-cell>
          <table:table-cell table:number-columns-repeated="18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hird V0</text:p>
          </table:table-cell>
          <table:table-cell table:number-columns-repeated="23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: 137 cm</text:p>
          </table:table-cell>
          <table:table-cell table:number-columns-repeated="2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adii</text:p>
          </table:table-cell>
          <table:table-cell office:value-type="string" calcext:value-type="string">
            <text:p>1 (curving upward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rad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irst V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P43]*[.AJ12]" office:value-type="float" office:value="272.76" calcext:value-type="float">
            <text:p>272.76</text:p>
          </table:table-cell>
          <table:table-cell table:formula="of:=[.Q43]*[.AJ12]" office:value-type="float" office:value="52.84725" calcext:value-type="float">
            <text:p>52.84725</text:p>
          </table:table-cell>
          <table:table-cell table:number-columns-repeated="18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m 10</text:p>
          </table:table-cell>
          <table:table-cell office:value-type="string" calcext:value-type="string">
            <text:p>Pm 2</text:p>
          </table:table-cell>
          <table:table-cell table:number-columns-repeated="21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0.3*17.4*[.S43]" office:value-type="float" office:value="1423.8072" calcext:value-type="float">
            <text:p>1423.8072</text:p>
          </table:table-cell>
          <table:table-cell table:formula="of:=0.3*17.4*[.T43]" office:value-type="float" office:value="275.862645" calcext:value-type="float">
            <text:p>275.862645</text:p>
          </table:table-cell>
          <table:table-cell table:number-columns-repeated="18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.2" calcext:value-type="float">
            <text:p>45.2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ncoming protons</text:p>
          </table:table-cell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pion</text:p>
          </table:table-cell>
          <table:table-cell office:value-type="string" calcext:value-type="string">
            <text:p>Gamma→e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Note: discuss why it’s still OK to assume beam is at 0.5 depth even if it is at 0.6 in reality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s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L1</text:p>
          </table:table-cell>
          <table:table-cell office:value-type="string" calcext:value-type="string">
            <text:p>NL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2"/>
          <table:table-cell table:formula="of:=(0.126*6*10^23) /2" office:value-type="float" office:value="3.78E+022" calcext:value-type="float">
            <text:p>3.78E+022</text:p>
          </table:table-cell>
          <table:table-cell table:formula="of:= SUM([.E2:.E51])" office:value-type="float" office:value="532" calcext:value-type="float">
            <text:p>532</text:p>
          </table:table-cell>
          <table:table-cell table:formula="of:=SUM([.F2:.F51])" office:value-type="float" office:value="27" calcext:value-type="float">
            <text:p>27</text:p>
          </table:table-cell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table:formula="of:=[.E57]-[.F57]" office:value-type="float" office:value="505" calcext:value-type="float">
            <text:p>505</text:p>
          </table:table-cell>
          <table:table-cell table:formula="of:=[.E57]-[.G57]" office:value-type="float" office:value="468" calcext:value-type="float">
            <text:p>468</text:p>
          </table:table-cell>
          <table:table-cell table:number-columns-repeated="31"/>
        </table:table-row>
        <table:table-row table:style-name="ro1">
          <table:table-cell table:style-name="Default"/>
          <table:table-cell/>
          <table:table-cell office:value-type="string" calcext:value-type="string">
            <text:p>Ln(N0/Ni)</text:p>
          </table:table-cell>
          <table:table-cell table:number-columns-repeated="2"/>
          <table:table-cell table:formula="of:=LN([.E57]/[.F58])" office:value-type="float" office:value="0.0520850600662846" calcext:value-type="float">
            <text:p>0.052085060066285</text:p>
          </table:table-cell>
          <table:table-cell table:formula="of:=LN([.E57]/[.G58])" office:value-type="float" office:value="0.128175193423998" calcext:value-type="float">
            <text:p>0.128175193423998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ross-section:</text:p>
          </table:table-cell>
          <table:table-cell table:formula="of:=([.F59]/([.$D$57]*[.$AC$6]))/(10^(-24))*1000" office:value-type="float" office:value="9.30761910069617" calcext:value-type="float">
            <text:p>9.30761910069617</text:p>
          </table:table-cell>
          <table:table-cell table:formula="of:=([.G59]/([.$D$57]*[.$AC$6]))/(10^(-24))*1000" office:value-type="float" office:value="22.9049534939651" calcext:value-type="float">
            <text:p>22.9049534939651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/>
          <table:table-cell office:value-type="string" calcext:value-type="string">
            <text:p>Total multiplicity:</text:p>
          </table:table-cell>
          <table:table-cell table:formula="of:=SUM([.I2:.I51])*[.I53] +SUM([.J2:.J51])*[.J53]+SUM([.K3:.K51])*[.K53]+SUM([.L3:.L51])*[.L53]" office:value-type="float" office:value="310" calcext:value-type="float">
            <text:p>310</text:p>
          </table:table-cell>
          <table:table-cell table:number-columns-repeated="34"/>
        </table:table-row>
        <table:table-row table:style-name="ro1">
          <table:table-cell table:style-name="Default"/>
          <table:table-cell/>
          <table:table-cell table:formula="of:=[.D63]/[.G57]" office:value-type="float" office:value="4.84375" calcext:value-type="float">
            <text:p>4.84375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office:value-type="string" calcext:value-type="string">
            <text:p>Errors of depth measurement</text:p>
          </table:table-cell>
          <table:table-cell table:number-columns-repeated="2"/>
          <table:table-cell office:value-type="string" calcext:value-type="string">
            <text:p>End result of depth measurement:</text:p>
          </table:table-cell>
          <table:table-cell table:number-columns-repeated="33"/>
        </table:table-row>
        <table:table-row table:style-name="ro1">
          <table:table-cell table:style-name="Default"/>
          <table:table-cell table:formula="of:=SQRT(POWER((1/[.B2])*0.1;2)+POWER([.C2]/POWER([.B2];2)*0.1;2))" office:value-type="float" office:value="0.0111065750378006" calcext:value-type="float">
            <text:p>0.011106575037801</text:p>
          </table:table-cell>
          <table:table-cell table:number-columns-repeated="2"/>
          <table:table-cell table:formula="of:=AVERAGE([.D2:.D24])" office:value-type="float" office:value="0.57003789210516" calcext:value-type="float">
            <text:p>0.57003789210516</text:p>
          </table:table-cell>
          <table:table-cell table:formula="of:=AVERAGE([.B67:.B89])" office:value-type="float" office:value="0.0108739398671885" calcext:value-type="float">
            <text:p>0.010873939867189</text:p>
          </table:table-cell>
          <table:table-cell table:number-columns-repeated="32"/>
        </table:table-row>
        <table:table-row table:style-name="ro1">
          <table:table-cell table:style-name="Default"/>
          <table:table-cell table:formula="of:=SQRT(POWER((1/[.B3])*0.1;2)+POWER([.C3]/POWER([.B3];2)*0.1;2))" office:value-type="float" office:value="0.0109690581609504" calcext:value-type="float">
            <text:p>0.010969058160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4])*0.1;2)+POWER([.C4]/POWER([.B4];2)*0.1;2))" office:value-type="float" office:value="0.0110143409667947" calcext:value-type="float">
            <text:p>0.0110143409667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5])*0.1;2)+POWER([.C5]/POWER([.B5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6])*0.1;2)+POWER([.C6]/POWER([.B6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7])*0.1;2)+POWER([.C7]/POWER([.B7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8])*0.1;2)+POWER([.C8]/POWER([.B8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9])*0.1;2)+POWER([.C9]/POWER([.B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0])*0.1;2)+POWER([.C10]/POWER([.B10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1])*0.1;2)+POWER([.C11]/POWER([.B11];2)*0.1;2))" office:value-type="float" office:value="0.0110201542842037" calcext:value-type="float">
            <text:p>0.01102015428420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2])*0.1;2)+POWER([.C12]/POWER([.B1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3])*0.1;2)+POWER([.C13]/POWER([.B13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4])*0.1;2)+POWER([.C14]/POWER([.B14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5])*0.1;2)+POWER([.C15]/POWER([.B15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6])*0.1;2)+POWER([.C16]/POWER([.B16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7])*0.1;2)+POWER([.C17]/POWER([.B17];2)*0.1;2))" office:value-type="float" office:value="0.0107538679010276" calcext:value-type="float">
            <text:p>0.010753867901028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8])*0.1;2)+POWER([.C18]/POWER([.B18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9])*0.1;2)+POWER([.C19]/POWER([.B1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0])*0.1;2)+POWER([.C20]/POWER([.B20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1])*0.1;2)+POWER([.C21]/POWER([.B21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2])*0.1;2)+POWER([.C22]/POWER([.B2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3])*0.1;2)+POWER([.C23]/POWER([.B23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4])*0.1;2)+POWER([.C24]/POWER([.B24];2)*0.1;2))" office:value-type="float" office:value="0.0107114316092681" calcext:value-type="float">
            <text:p>0.010711431609268</text:p>
          </table:table-cell>
          <table:table-cell table:number-columns-repeated="36"/>
        </table:table-row>
      </table:table>
      <table:named-expressions/>
      <table:database-ranges>
        <table:database-range table:name="__Anonymous_Sheet_DB__0" table:target-range-address="Sheet1.N26:Sheet1.R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21:43:16.505990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42:48.933203281</meta:creation-date>
    <dc:date>2018-03-22T22:41:08.031259995</dc:date>
    <meta:editing-duration>PT12H55M47S</meta:editing-duration>
    <meta:editing-cycles>343</meta:editing-cycles>
    <meta:generator>LibreOffice/5.4.5.1$Linux_X86_64 LibreOffice_project/40m0$Build-1</meta:generator>
    <meta:document-statistic meta:table-count="1" meta:cell-count="498" meta:object-count="0"/>
  </office:meta>
</office:document-meta>
</file>